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Amfíbol amb macla simp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Moder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Tonalitats verd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Molt marc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Direccions d'exfoliació poc marcades i difícils d'apreciar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2n ordre però emmascar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Sembla simple però en detall és lamel·l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8" table:style-name="ce10">
            <text:p>8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Quars 5%<text:s/></text:p>
          </table:table-cell>
          <table:table-cell office:value-type="string" table:style-name="ce11">
            <text:p>Clorita 5%</text:p>
          </table:table-cell>
          <table:table-cell office:value-type="string" table:style-name="ce11">
            <text:p>Altres amfíbols 5%</text:p>
          </table:table-cell>
          <table:table-cell office:value-type="string" table:style-name="ce11">
            <text:p>Altres minerals 5%</text:p>
          </table:table-cell>
          <table:table-cell table:style-name="ce11"/>
          <table:table-cell table:number-columns-repeated="16378"/>
        </table:table-row>
        <table:table-row table:number-rows-repeated="4" table:style-name="ro1">
          <table:table-cell table:number-columns-repeated="6" table:style-name="ce11"/>
          <table:table-cell table:number-columns-repeated="16378"/>
        </table:table-row>
        <table:table-row table:number-rows-repeated="1048571" table:style-name="ro7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3">
            <text:p>Amfíbol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(Na,K,Ca)<text:span text:style-name="T2">0-1<text:s/></text:span>(Ca,Li,Na,Mg,Fe,Mn)<text:span text:style-name="T2">2</text:span>(Li,Na,Mg,Fe,Al,Co,Ni)<text:span text:style-name="T2">5</text:span>(Ti,Al,Si)<text:span text:style-name="T2">8</text:span>O<text:span text:style-name="T2">22</text:span>(OH,F,Cl,O)<text:span text:style-name="T2">2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Idiomorfes - al·lotriomorfes, d'hàbit prismàtic llarg i fins a fibrós, amb secció basal amb tendència a romb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De moderat a 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9">
            <text:p>Incolor però depenent del seu contingut en diferents elements pot variar entre blaus, morats, verds i marr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En les varietats molt acolorides es molt elevat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</text:p>
          </table:table-cell>
          <table:table-cell office:value-type="string" table:style-name="ce5">
            <text:p>Perfecta en dos sistemes paral·lels a {001} que formen angles aproximats de 120º visibles en seccions basal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clorita, epidota, calcita, talc i altres amfíbol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mitjans de 2n ordre però emmascarats en les varietats acoloride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tinció</text:p>
          </table:table-cell>
          <table:table-cell office:value-type="string" table:style-name="ce5">
            <text:p>En seccions longitudinals algunes families tenen extinció recta, es tracten d'ortoamfíbols, i altres mostren extinció obliqua, s'anomenen clinoamfíbol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són freqüents, {100} polisintètiques lamel·lars, {001} lamel·lars i simp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Ocasionalment visi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20:43:03Z</dc:date>
    <meta:editing-cycles>5</meta:editing-cycles>
    <meta:editing-duration>PT1353S</meta:editing-duration>
  </office:meta>
</office:document-meta>
</file>